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Точность (тест,)</text:p>
          </table:table-cell>
          <table:table-cell office:value-type="string" calcext:value-type="string">
            <text:p>Функция потерь (тест,)</text:p>
          </table:table-cell>
          <table:table-cell table:style-name="ce1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96.03" calcext:value-type="float">
            <text:p>96,03</text:p>
          </table:table-cell>
          <table:table-cell office:value-type="float" office:value="0.21026988" calcext:value-type="float">
            <text:p>0,21026988</text:p>
          </table:table-cell>
          <table:table-cell table:style-name="ce4" office:value-type="float" office:value="0.00014768" calcext:value-type="float">
            <text:p>0,00014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</text:p>
          </table:table-cell>
          <table:table-cell office:value-type="float" office:value="96.72" calcext:value-type="float">
            <text:p>96,72</text:p>
          </table:table-cell>
          <table:table-cell office:value-type="float" office:value="0.20514854" calcext:value-type="float">
            <text:p>0,20514854</text:p>
          </table:table-cell>
          <table:table-cell table:style-name="ce4" office:value-type="float" office:value="0.00001197" calcext:value-type="float">
            <text:p>0,00001197</text:p>
          </table:table-cell>
          <table:table-cell table:number-columns-repeated="5"/>
        </table:table-row>
        <table:table-row table:style-name="ro1">
          <table:table-cell/>
          <table:table-cell table:formula="of:=[.B2]-[.B3]" office:value-type="float" office:value="-0.689999999999998" calcext:value-type="float">
            <text:p>-0,689999999999998</text:p>
          </table:table-cell>
          <table:table-cell table:formula="of:=[.C2]-[.C3]" office:value-type="float" office:value="0.00512134" calcext:value-type="float">
            <text:p>0,00512134</text:p>
          </table:table-cell>
          <table:table-cell table:formula="of:=[.D2]-[.D3]" office:value-type="float" office:value="0.00013571" calcext:value-type="float">
            <text:p>0,00013571</text:p>
          </table:table-cell>
          <table:table-cell table:number-columns-repeated="5"/>
        </table:table-row>
        <table:table-row table:style-name="ro1" table:number-rows-repeated="20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 style:data-style-name="N2" text:time-value="22:53:07.64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19T22:54:46.582000000</dc:date>
    <meta:editing-duration>PT3H7M49S</meta:editing-duration>
    <meta:editing-cycles>5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